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0.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www-law-columbia-edu_20170522T210719Z_CrawlErr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Response Code</text:p>
          </table:table-cell>
          <table:table-cell office:value-type="string" calcext:value-type="string">
            <text:p>News Error</text:p>
          </table:table-cell>
          <table:table-cell table:style-name="Default" office:value-type="string" calcext:value-type="string">
            <text:p>Detect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latform</text:p>
          </table:table-cell>
          <table:table-cell table:style-name="Default" office:value-type="string" calcext:value-type="string">
            <text:p>Last crawled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354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dorf/cv.htm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5/11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capitalpuni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mal_Cloone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/facforum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Nathaniel_Persil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4/bi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USHRN%20Human%20Rights%20Repor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r_fergu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bbe_Gluc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eu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Promises%20to%20Keep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BackgroundNoteASILColumbia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foreign_law/foreigngui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intlaw_por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Even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T.%20Alexander_Aleinikof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lawschoolco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eur_h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ouis-henkin/5570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The%20Civilian%20Impact%20of%20Drone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Joint_Degre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accident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ntract-economics/conferences/laweconomicsS08/Vig%20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2/16/13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C._Hemphi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pub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_j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ntract-economics/conferences/laweconomicsS08/Mahoney%20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4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anice_Tudy-Jack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4/clerk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AfghanBriefingPaper%20FINAL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areasofstud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Paul_Appelbaum,%20M.D.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abou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prosenblu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ichelle_Greenberg-Kobr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administrativ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humr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treaty_resear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save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Theodore_Van%20Italli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Elizabeth%20Lazzara_Smit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Kenneth_Ketter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how_to_give/beques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a_dubl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rticles/oralhistory/challang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Peggy_Cross-Goldenber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ss/new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alumni_calenda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ntract-economics/index.htm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4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5154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438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The%20Road%20To%20Rights.Outcomes%20Documen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enviro_at_cls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Brad_Greenber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feed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48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ivilrigh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environ_at_cl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ames_Nel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areer_servic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plann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graduat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O.%20Thomas_John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elphine_Nougayr%C3%A8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how_to_give/ca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mfox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_rtimag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5/facultyforu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rticles/oralhistory/imag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endersexuality/colloquium/ginsburg/ginsburg-photo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portraits11_2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avid%20Paul_Horowitz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financial_ai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pegasu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.%20Martin_Wit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The_Upper_Clas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human_rights/research_schola/research/BHR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riela_Dubl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b_blac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foreign_law/forlawresourc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5/fall2005/aclu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51586&amp;rtcontentdisposition=filename%3DWage%20and%20Hour%20Report%20-%20Exec%20summary%20PDF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Civil_Procedur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u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tudent-journals/law_ar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pmavroidi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collections/recent/2002?exclusive=filemgr.download&amp;file_id=94284&amp;rtcontentdisposition=filename%3D6_fjun02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bankruptc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ntl/intnl_program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clerkships/databas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euro_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human_rights/Who_We_Are/CBettingerlopez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eubsdorf?exclusive=filemgr.download&amp;file_id=1257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investment_tip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argaux_Ha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Intellectual_P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44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ennifer_Rodge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mployers/clerkship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aron_Simowitz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/jr_facul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0/summer20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IP_Alumni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aggie_Wittl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Noa_Ben-Ash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facul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electronic/ind_d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ody_Armstro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teven%20Paul_McSlo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Naureen_Sha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next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CLINI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rvin-chirelstein/6233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denise-co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yan_William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ouis-henkin/557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reers/career_services/employers/About_Columbia_/Grading_and_H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ntact-u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antitru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5737&amp;rtcontentdisposition=filename%3DPersily%20codebook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_jsloc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grad_studies/courses/moot_cour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ebecca_Hamilt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maritim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amicus%20curiae%20brief.case%2012.651.hri.english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44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emphi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Fennell,+Lee+Ann+-+Spring+04?exclusive=filemgr.download&amp;file_id=9113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Ethan_Lei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108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rimin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nonde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Alumni_and_Development/Dean%20Schizer%20bio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/facforum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42327&amp;rtcontentdisposition=filename%3DLiberality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quiremen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rticles/oralhistory/bio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519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udhir_Krishnaswam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economics/Confrenc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herry_Col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artti_Koskenniemi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even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-and-program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5/911_part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Gender%20and%20Sexuality/Otto%20-%20AFLJ%20Power%20and%20Dang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1/541529/2011-degree-candidatesJuri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endersexuality/clini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magazin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36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brokensystem2/repor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lan_Tramme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j_wit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-studen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osalind_Dix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endersexuality/events/2011-sotomayor-galle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42328&amp;rtcontentdisposition=filename%3DNatural%20Rights%20Natural%20Law%20&amp;%20Amer%20Constitution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7260&amp;rtcontentdisposition=filename%3DAgain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/fall04?exclusive=filemgr.download&amp;file_id=95159&amp;rtcontentdisposition=filename%3DSolum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policy/health/reformarticl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29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The%20Road%20to%20Rights%20Final.Date%20Insid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Gary_Horlic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/Research_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gender_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25&amp;rtcontentdisposition=filename%3DGarrett%20-%20Distinguishing%20Lyons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47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AGs_About/succes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Kernochan%20Ctr/visiting-scholar-app-2010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resources/clean-energy-indi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cultur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Christina_Skin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5/fall20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immigr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experimentalism?exclusive=filemgr.download&amp;file_id=941713&amp;rtcontentdisposition=filename%3DLeeKM%20-%20Reinv%20Gideon2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ass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enny_Sherid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Lital_Helm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js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grad_studies/Tui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ifat_Aza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5/hire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329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tor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lobal_leg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20090319+NASCO+Letter+to+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leg_hist_por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fac_suppor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environmen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crime_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Redesigning+the+SEC+Does+the+Treasury+Have+a+Better+Idea,+by+John+C?exclusive=filemgr.download&amp;file_id=16107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4/newde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/fall20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152145/damian-guzm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7/spring200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lice_Kessler-Harri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freedom_spee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35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reers/summer-institu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association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nthea_Rober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legacy_por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Malani+%26+Choi+-+Spring+05+WS?exclusive=filemgr.download&amp;file_id=9446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scholarshi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bankruptc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Al-Rawi%20Excerp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corplaw_por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Gender%20and%20Sexuality/Clinic.Brief%20of%20Amici%20Curia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Coates,+John+C?exclusive=filemgr.download&amp;file_id=94133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argit_Coh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CRR-ColumbiaFellowshipSet?exclusive=filemgr.download&amp;file_id=10143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grad_studies/courses/Intellectual_P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12/03/28/deans-cup-thursday-april-5-20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grad_studies/courses/CLINI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3771&amp;rtcontentdisposition=filename%3DTRANSITION%20REPOR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42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Study%20on%20Targeted%20Killings%20Cover%20Page%20and%20Extrac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proper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Hous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337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p/lawte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election_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ose%20Cuison_Villazo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Sept_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Claudia_Haup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8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corp_se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pyright/rights/work-for-hir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isc/sitema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ie_Che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winter-luncheon-20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2007/gradhom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famil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21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/fall05?exclusive=filemgr.download&amp;file_id=941380&amp;rtcontentdisposition=filename%3Dbookexcerpt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business/courses/class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tax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2/interactiv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human_rights/Who_We_Are/cbettingerlopez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Noah_Kupferber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4/opinion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?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349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ulie_Bri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ckeditor/editor/New%20pdfs/Gender%20Equity%20as%20Institutional%20Transformation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ckeditor/editor/New%20pdfs/The%20Law%20School%20Matrix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ckeditor/editor/pdfs/sturm%20gadlin%20Conflict%20Resolution%20and%20Systemic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ckeditor/editor/pdfs/Courts%20as%20Catalysts%20-%20%20Rethinking%20the%20Judicial%20Role%20in%20New%20Governanc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trahilevitz,Lior+-+Fall+07+WS?exclusive=filemgr.download&amp;file_id=1349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ckeditor/editor/fckblank.htm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66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giv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0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ckeditor/editor/pdfs/Johnson_Controls_4.22.07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polic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ews_events/2004/Feb_04/globcons_iraq/frank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ThompsonThomas-Fall02?exclusive=filemgr.download&amp;file_id=5510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Romano+-+Fall+04+BS?exclusive=filemgr.download&amp;file_id=9413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85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Amicus%20Curiae%20Brief.Caso%2012.651.El%20Instituto%20de%20Derechos%20Humano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onstitution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Nisha_Agarw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5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2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31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facultybook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76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Economic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ihailis_Diamanti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Resear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hduffy%20excerpt%20us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Library/videos/summer09/harve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social_justice/LLM_probon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l_progs/Double_degrees/ILF_D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5/fall2005/jeffri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faculty_profile/files/cv-gillian-lester-9-2016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hu_rts_res_g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7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ass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2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education_tech/stream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8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classnot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Kremer,+Michael+-+Fall+07+WS?exclusive=filemgr.download&amp;file_id=1347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prisoners-righ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441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nternationalprograms/october2001update/dualdegreelondonllm10.2001.htm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l_progs/Double_degrees/LLB_J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1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3786&amp;rtcontentdisposition=filename%3Dlegal%20services%20guid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curriculu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Tax-Polic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endersexuality/events/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humanrigh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feeds/academi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admissions/jd/files/2017/2017_application_jd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photo-galleries/wien-prize-luncheon-20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09/01/20/spring-2009-lunchtime-language-class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11/02/21/you-are-cordially-invite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taudt+-+Fall+10+WS?exclusive=filemgr.download&amp;file_id=5583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endersexuality/colloquium/ginsburg/ginsburg-photo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6748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LE%20Materials%20April%207th%20U.S.%20and%20IA%20HR%20System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547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Fox,+Gilson+%26+Palia+-+Sp+12+?exclusive=filemgr.download&amp;file_id=6185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0/16545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endersexuality/events/sp11qt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11/03/28/the-iraq-and-afghanistan-wars-a-view-from-the-white-hous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428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5102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oxfor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6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race-social-justi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realesta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Abdelrazik_v._Canada_(Minister_of_Foreign_Af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resources/legislation/sena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hr_por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2/henry-monagh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0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economics/wp_listing_1/wp_listing?exclusive=filemgr.download&amp;file_id=64212&amp;rtcontentdisposition=filename%3DWP207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82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legisl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lweb/freespee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2/61694/2012-degre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p/fellow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ECCHR_Rendition_SecondEdition_onlin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tl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4/intervie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09?exclusive=filemgr.download&amp;file_id=9623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gend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59?exclusive=filemgr.download&amp;file_id=9519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pyright/reversion/termin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iebman+Milhaupt-Reputational+Sanctions+in+China+11-1-07?exclusive=filemgr.download&amp;file_id=1361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exuality-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famil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3460&amp;rtcontentdisposition=filename%3D9-8-07%20Task%20Force%20Will%20Seek%20More%20Loan%20Revisions%20WSJ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projects/jewe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29&amp;rtcontentdisposition=filename%3DLiebman%20Garrett%20-%20Madisonian%20Equal%20Protection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303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ohn_Wit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66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Bethany_Davis%20No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3191&amp;rtcontentdisposition=filename%3DTh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6/spring06/Peralt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3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09/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291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whi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busines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surveillan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Kraakman+-+2010+WS?exclusive=filemgr.download&amp;file_id=54140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1514&amp;rtcontentdisposition=filename%3DCuomo%20release,%20AETNA%20settlement,%202%20Feb%2009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48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1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9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reers/clerkship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9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353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lossary/derivative-wor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A%20Neve%20Excerp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6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_js/lib/fckeditor/2.6.4/editor/fckeditor.html?InstanceName=FCKeditor1&amp;Toolbar=rts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ose_Alvarez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facultybook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23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federalis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8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Application%20ElMasri%20excerp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53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ig_Picture?exclusive=filemgr.download&amp;file_id=1578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yber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46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isc/directo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49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26&amp;rtcontentdisposition=filename%3DGarrett%20-%20Remedying%20Racial%20Profiling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leadershi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3522&amp;rtcontentdisposition=filename%3DCoffee%20Senate%20Banking%20Testimony%20Subprim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inter,+Jaap+-+BS+Fall+03+(Report+Action+Plan)?exclusive=filemgr.download&amp;file_id=888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tudents/student-services/student-life/organizations/clw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13/09/13/walk-in-sessions-for-examsofts-software-installation-laptop-on-exams-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5101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388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reers/public_intere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gender-sexuality/images/2016_critical_race_theory_workshop_-_workshop_ii_-_march_8_2016_-_17x11_ii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44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2/video-closed-cap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public-research-leadership/public_sector_structural_change_syllabus_2014-15_draft_7.18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8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1820&amp;rtcontentdisposition=filename%3DMello%20et%20al%202003%20-%20The%20McLawsui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2574&amp;rtcontentdisposition=filename%3DBerle-Means%20Confderence%20Program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UPR%20Toolki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contact_inf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545&amp;rtcontentdisposition=filename%3DToTheEnteringClass_F08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Standard%20of%20conduct%20excerp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Teichman+-+Sp+12+?exclusive=filemgr.download&amp;file_id=6185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2/vide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1/fall20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ubb,++Ryan+-+Fall+11+?exclusive=filemgr.download&amp;file_id=6128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economics/conferences/financialcrisi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1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339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Kenneth_Crew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1714&amp;rtcontentdisposition=filename%3DLorentzenColumbia%20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learinghouse%20Articl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Microsoft+Word+-+Deviations1108?exclusive=filemgr.download&amp;file_id=10121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new_A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Rock+-+Fall+2011+?exclusive=filemgr.download&amp;file_id=6237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1355&amp;rtcontentdisposition=filename%3DChoi-Gulati-Posn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5438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459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1/spring0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hist_treati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amp_finan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11005&amp;rtcontentdisposition=filename%3Dbebchuk-jackson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ews_even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courseweb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518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2543&amp;rtcontentdisposition=filename%3DFTC%20Overview%20of%20Antitrust%20Actions%20in%20Health%20Car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Walter_Wer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moot_cour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ntract-economics/papers/Gulati/OdiousDebt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8/20/15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350&amp;rtcontentdisposition=filename%3DPenski_Proposals%20for%20Controlling%20Executive%20Compensation%20at%20Public%20Nonprofit%20Corporation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1001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interactive/18162/sesquicentennial-roosevelt-degree-dean-image-galle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admissions/jd/images/visit/Spring%202017%20Class%20Visitation%20Schedul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korean/asianlegalarti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ulie_Su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31&amp;rtcontentdisposition=filename%3DParkin+-+Port+of+Oakland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capitalpunish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2544&amp;rtcontentdisposition=filename%3DFTC%20Overview%20of%20Antitrust%20Actions%20in%20Pharmaceutical%20Services%20and%20Product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jd_applicants/curriculum/intlcomp/visit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political-theo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87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54686/martin-d-ginsbur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NEVE-Special-Forum-on-Detainees2010[1]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adeleine_Zel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Alumni_and_Development/Jack%20Coffee%20Bio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68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1882/sheila-abdus-salaam-7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1892/mathias-olesko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everything-to-know?exclusive=filemgr.download&amp;file_id=1340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7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advisor-for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10/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8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CharitiesProj/BestPracti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projects/LetterOfCredi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64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libra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31&amp;rtcontentdisposition=filename%3DParkin%20-%20Port%20of%20Oakland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faculty_profile/files/emens_-_cv_march_2016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364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1879/julius-che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2/state-of-the-schoo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4/opinion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supremecour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21?exclusive=filemgr.download&amp;file_id=6911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mag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2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1/spring20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17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lue+Sky+Paper+-+Rasmussen+-+Sp+06?exclusive=filemgr.download&amp;file_id=94209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ussell_Robin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25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13/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Promises%20to%20Keep%20SUMMARY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arianne%20Engelman_Lad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-evalu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4928&amp;rtcontentdisposition=filename%3D1385-1436Ansolabehere,Persily,Stewart-Contractproof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59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Nicholas_Sag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ana_Jalee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ara_Mar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458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antitrust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02?exclusive=filemgr.download&amp;file_id=698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536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human_righ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alumni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information-technology/files/vpn_macosx_facstaff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151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7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policing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student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4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0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425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203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1/spring20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15/photo-gallery-50th-lunche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879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reers/summer-institut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curric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main.view=profiles.featured.previe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3361&amp;rtcontentdisposition=filename%3Dprofile-newjersey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6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374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lawschoolcost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465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itvak+-+Spring+04+BS+-+Appendix?exclusive=filemgr.download&amp;file_id=9215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capitalpunish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506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42329&amp;rtcontentdisposition=filename%3DTh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505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Quinn+-+Spring+06+?exclusive=filemgr.download&amp;file_id=94208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47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37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gender-sexuality/PRPCP/unmarried_unprotected_-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387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israeli-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6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limatechange/ChinaClimateGoal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32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Yoel_Kranz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adr_por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4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337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1694/2012-degree-candidat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faculty_profile/files/e-scott-cv-6-2015.12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20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globalreunion/schedul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198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org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Huang,+Bert+-+2009+Spring+BS?exclusive=filemgr.download&amp;file_id=16138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3/david-freedman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61962/panel-eyes-the-politicization-of-litig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447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ews/NewsItems/WTCPanels.ht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oan_Loughnan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58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maintop.view=tout.previe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1998tw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ouis-henkin/55705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ol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PromisestoKeep%20Press%20Releas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maintop.ctrl=toutmgr.list&amp;maintop.view=tout.histo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2/music-lawye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954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CheApril16?exclusive=filemgr.download&amp;file_id=1213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ubler?exclusive=filemgr.download&amp;file_id=9474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1/fall200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law_school/education_tech/stream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information-technology/files/vpn_win10_facstaff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Rob+Self-interview+(00330151)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197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j_witt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61966/old-friends,-new-arrival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corp_sec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trade_gui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jd_applicants/curriculum/humanrights/hr_internshi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maintop.ctrl=toutmgr.form&amp;maintop.view=tout.for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faculty_profile/files/cv-gillian-lester-march-2017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851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4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405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396/photo-gallery-5th-cock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02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economics/wp_listing_1/wp_listing?exclusive=filemgr.download&amp;file_id=81114&amp;rtcontentdisposition=filename%3DWP228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answer2003?exclusive=filemgr.download&amp;file_id=956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390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information-technology/files/_how_to_configure-a-vpn-connection-mac-os-sierra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aines-Fall02?exclusive=filemgr.download&amp;file_id=559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lumbiaarbitrationday/photos/gallery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oxford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ipalumni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67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areasofstudy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547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proseminars/proseminar_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921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centerpapers?exclusive=filemgr.download&amp;file_id=96653&amp;rtcontentdisposition=filename%3DNewMexicoL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inter,+Jaap+-+BS+Fall+03+(Report)?exclusive=filemgr.download&amp;file_id=888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671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18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203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about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35&amp;rtcontentdisposition=filename%3DReynoso%20-%20Bronx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84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11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32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grad_studies/Resear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6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19/photo-gallery-all-class-cocktail-(1)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Tam_Ormist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84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15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13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O.%2520Thomas_John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03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grad_studies/courses/journal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make_gif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416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61965/neuroscience-and-criminal-behavior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57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036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orrup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1/541529/2011-degree-candidatesJuri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interactive/55704/photo-gallery-louis-henk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2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im,+Youngjae+-+Spring+05+BS?exclusive=filemgr.download&amp;file_id=9618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www.law.columbia.edu/center_program/a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18125/Panel%20Highlights%20New%20Fellowshi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7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harkey,+Catherine+-+Spring+05+BS?exclusive=filemgr.download&amp;file_id=9618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49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b_black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maintop.ctrl=toutmgr.list&amp;maintop.view=tout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Benjamin_Zipursk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social_justi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862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F00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3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tudents/student-services/student-life/organizations/midwest-socie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internat_law/eur_hr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prosenblum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itvak-BS?exclusive=filemgr.download&amp;file_id=557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aiban-in+Jury+System+Brochure--Final+to+Print?exclusive=filemgr.download&amp;file_id=16107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chwartz%2C+Alan+-+Fall+05+WS?exclusive=filemgr.download&amp;file_id=9646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330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7259&amp;rtcontentdisposition=filename%3D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prober@law.columbia.edu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592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19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onia_Rollan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05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66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45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428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Intention+Fish2?exclusive=filemgr.download&amp;file_id=9649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01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92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377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9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2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form&amp;main.pageid=62319&amp;main.id=%7B0%7D&amp;main.region=main&amp;main.ctrl=contentmgr.form&amp;main.view=apc.form&amp;main.rtresume=%2Fmedia_inquiries%2Fnews_events%2F2011%2Fdecember2011%2Fpersily-special-mast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13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asianlegal/china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lue+Sky+-+Spring+2010+-+Mayer?exclusive=filemgr.download&amp;file_id=15525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interactive/54187/photo-gallery-reunion-2010-45th-din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383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symposia/symposia_1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151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federal-gov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feeds/admissions?noCach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96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Rosen+Alethic+Conception+%23?exclusive=filemgr.download&amp;file_id=94171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888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assoc?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2255&amp;rtcontentdisposition=filename%3DGorospe%20Presentation.pp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main.view=pub.previe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31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51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9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reproductive-righ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iacobucci%2C+Edward+M+-+Fall+06+WS?exclusive=filemgr.download&amp;file_id=9337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ntl/intl_por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18137/celeste-koeleveld-89?layout=magazine.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5158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feeds/career?noCach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194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375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social_science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78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lawschoolcost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96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69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04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48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lue+Sky+-+Spring+2010+-+Bolton,+P?exclusive=filemgr.download&amp;file_id=15502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603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311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37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/153400/the-cas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feeds/academic?noCach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lobal-governance/visitors/currentvisito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40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3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4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23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44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235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14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99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341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B00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47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2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Jiang+-+Fall+09+-+BS?exclusive=filemgr.download&amp;file_id=16251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680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175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376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07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54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29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038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89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09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23&amp;main.schoolYear=2007-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25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69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48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_Epstein?exclusive=filemgr.download&amp;file_id=1577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emphill/coautho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lue+Sky-+Spring+2010+-+Balz?exclusive=filemgr.download&amp;file_id=16385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BCRadioPersily?exclusive=filemgr.download&amp;file_id=1376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lue+Sky+-+Spring+2011+-+Richman,+B?exclusive=filemgr.download&amp;file_id=55197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14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355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7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library/files/student_guide_2016-2017_-_final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1320&amp;rtcontentdisposition=filename%3DCA%20regulating%20raffles.rt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tremitzer,+A+-+Spring+08+BS?exclusive=filemgr.download&amp;file_id=1380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23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500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173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225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48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82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132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35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22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1319&amp;rtcontentdisposition=filename%3DCT%20AG%20and%20charity%20scam.rt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96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Labor_and_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444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357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681&amp;main.schoolYear=2009-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Clinical+Education+FinalPRT_RGBVersion?exclusive=filemgr.download&amp;file_id=15139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pec_Earth_Day?exclusive=filemgr.download&amp;file_id=15124&amp;showthumb=0/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asianlegal/china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95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1969/class-of-195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1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8/stone-circle-galle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52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43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2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F003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2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graduates/computer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665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69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events?&amp;call=publishmgr.delete&amp;top.layout=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1772&amp;rtcontentdisposition=filename%3DSupreme%20Court%20Ruling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B006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_js/dynapi/src/li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63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162093/pilf-auction-draws-record-crow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823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Criminal_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18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036&amp;main.schoolYear=2009-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21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863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aeve_Glas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93313&amp;rtcontentdisposition=filename%3DMarshall_Break_up_the_Presidency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education_tech/Classroom_Tech/WJWH/WJL10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289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222&amp;main.schoolYear=2007-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projects/snapshot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40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eborah_Rho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330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76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10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education_tech/comp_research/lexus_west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1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020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4/summer_04?&amp;call=publishmgr.delete&amp;top.layout=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F006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65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call=tout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rvey-goldschmi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Fox%2C+Merritt+-+Spring+07+BS?exclusive=filemgr.download&amp;file_id=1087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883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77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31/video-5oth-reunion-panel-on-law-and-public-servi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285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Faculty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Holmstrom%2C+Bengt+-+Spring+07+BS+-+Attach+2?exclusive=filemgr.download&amp;file_id=1074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japanese-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quirement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52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567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377&amp;main.schoolYear=2009-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Unity_Do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18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43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172&amp;main.schoolYear=2009-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immigration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49/picnic-lunch-gallery-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17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323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813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289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867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enfe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62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ulty-present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health_car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33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medi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72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63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426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health/Resources/cciio.cms.gov/resources/files/overview_of_exchange_models_and_options_for_state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49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65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84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B003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71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61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031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1116&amp;rtcontentdisposition=filename%3DMike%20DeLucia%202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The_Upper_Clas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7261&amp;rtcontentdisposition=filename%3DEquali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650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5/911_part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936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57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069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303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51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680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31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Metzger,+Federalism+and+Ad+Law?exclusive=filemgr.download&amp;file_id=1250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77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377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33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1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97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emley%2C+M+-+Fall+10+WS?exclusive=filemgr.download&amp;file_id=54127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93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Romano%2C+R+-+Fall+11+WS?exclusive=filemgr.download&amp;file_id=6142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im%2C+Youngjae+-+Spring+05+BS?exclusive=filemgr.download&amp;file_id=9618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jsd/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int_arbitr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253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347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680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Holmstrom%2C+Bengt+-+Spring+07+BS?exclusive=filemgr.download&amp;file_id=1074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392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502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6/fred-ber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674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axman_Remarks?exclusive=filemgr.download&amp;file_id=1699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174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549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88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671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Hannes+S+-+10-5-11++Preliminary?exclusive=filemgr.download&amp;file_id=6114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lue+Sky+-+Spring+2010+-+Bolton%2C+P?exclusive=filemgr.download&amp;file_id=15502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Huang%2C+Bert+-+2009+Spring+BS?exclusive=filemgr.download&amp;file_id=16138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5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83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lue+Sky+-+Spring+2011+-+Richman%2C+B?exclusive=filemgr.download&amp;file_id=55197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43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6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Fagan_O_Globo?exclusive=filemgr.download&amp;file_id=1663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18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apital-markets/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leadership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call=content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IP_Faculty?&amp;call=publishmgr.delete&amp;top.layout=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jd_applicants/curriculum/humanrights/postgradfellow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510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avid_Truem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Caird_Forbes-Cocke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policy/CharitiesProj/webinars/documents/bios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6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4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19/photo-gallery-all-class-cocktail-(1)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25&amp;rtcontentdisposition=filename%3DKatz_Workshop_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/cc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34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35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094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Hanoch_Dag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41&amp;main.schoolYear=2008-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rummer%2C+C+-+Fall+10+WS?exclusive=filemgr.download&amp;file_id=54121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ttorneys-general/null?&amp;exclusive=filemgr.download&amp;file_id=13422&amp;rtcontentdisposition=filename%3DMiller%20-%20Federal%20Reserve%20HOEPA%20Comments%20%283%29%208-14-07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175&amp;main.schoolYear=2007-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560&amp;main.schoolYear=2008-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1182&amp;rtcontentdisposition=filename%3DChronicle%20of%20Philanthropy_Madoff_Jan15.rt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52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inter%2C+Jaap+-+BS+Fall+03+%28Report%29?exclusive=filemgr.download&amp;file_id=888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lue+Sky+-+Spring+2011+-+Levav%2C+J?exclusive=filemgr.download&amp;file_id=55159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0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courses/gerrardcours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40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413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993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3528&amp;rtcontentdisposition=filename%3DMA%20Japan%20Conference%20Agenda%20Oct%2012%202007%20PAR%20edit%2009_28_07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688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458&amp;rtcontentdisposition=filename%3DBen%20Liebman%20Article%2011-3-11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2/torch-of-learning?&amp;call=publishmgr.delete&amp;top.layout=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69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323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13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408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harkey%2C+Catherine+-+Spring+05+BS?exclusive=filemgr.download&amp;file_id=9618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465&amp;rtcontentdisposition=filename%3D8-6-2008%20IA%20AG%20Mulls%20Criminal...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main2.view=vnews.list&amp;main2.ctrl=newsmgr.list&amp;global.now=11-30-201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12/02/14/attention-student-leaders-encourage-your-1ls-to-appl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5417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991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76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main2.view=vnews.list&amp;main2.ctrl=newsmgr.list&amp;global.now=10-27-201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vnews.view=static.refresh&amp;layout=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911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608&amp;main.schoolYear=2008-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38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mployer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lood-insurance-public-foru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4440&amp;rtcontentdisposition=filename%3DKatherine%20Gilbert.%20Bleak%20Hous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01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4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867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675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main2.view=vnews.list&amp;main2.ctrl=newsmgr.list&amp;global.now=06-02-201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27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427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/kind-vo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094&amp;main.schoolYear=2008-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006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2/linked-in?&amp;call=publishmgr.delete&amp;top.layout=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prisoners-right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428&amp;main.schoolYear=2007-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38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386&amp;main.schoolYear=2008-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/Research_3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392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43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33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29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mployers/cp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76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Alumni_and_Development/Pisto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289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42/50th-reunion-discuss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677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568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06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9181&amp;main.schoolYear=2012-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7265&amp;rtcontentdisposition=filename%3DTrivi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032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om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231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l_progs/global_alliance/amsterdam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061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164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193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91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9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1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1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79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427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431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91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16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10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20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88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39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84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80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420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09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9369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1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37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90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71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39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8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62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49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008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89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9378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057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6966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11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6613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1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5395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4750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0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11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6993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1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5228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12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6993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9750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12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5199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377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869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713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21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5396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369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390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713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6633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6994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6620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889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691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5464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707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5206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672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930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10008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11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5739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380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7021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235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493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4421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7161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4670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679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264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10449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652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926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7023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5886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8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6993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4575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7025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355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6808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440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27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9459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20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.http://www.law.columbia.edu/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Access denie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95326/field_event_date/default/addtocal-yahoo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95326/field_event_date/default/addtocal-google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95326/field_event_date/default/addtocal.ics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3/4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631/field_event_date/default/addtocal-google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631/field_event_date/default/addtocal-yahoo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3631/field_event_date/default/addtocal.ics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5/8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vents/2017-05-01?main_cal=mo&amp;main_id=624249&amp;main_ctrl=eventmgr.detail&amp;main_view=calendar.detail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browse/instructor?id=61408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2/16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browse/instructor?id=6146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illsteincenter/upcoming-events</text:p>
          </table:table-cell>
          <table:table-cell table:number-columns-repeated="2"/>
          <table:table-cell office:value-type="string" calcext:value-type="string">
            <text:p>4/2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6878</text:p>
          </table:table-cell>
          <table:table-cell table:number-columns-repeated="2"/>
          <table:table-cell office:value-type="string" calcext:value-type="string">
            <text:p>3/27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0811</text:p>
          </table:table-cell>
          <table:table-cell table:number-columns-repeated="2"/>
          <table:table-cell office:value-type="string" calcext:value-type="string">
            <text:p>3/21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9185</text:p>
          </table:table-cell>
          <table:table-cell table:number-columns-repeated="2"/>
          <table:table-cell office:value-type="string" calcext:value-type="string">
            <text:p>4/3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1712</text:p>
          </table:table-cell>
          <table:table-cell table:number-columns-repeated="2"/>
          <table:table-cell office:value-type="string" calcext:value-type="string">
            <text:p>3/20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2035</text:p>
          </table:table-cell>
          <table:table-cell table:number-columns-repeated="2"/>
          <table:table-cell office:value-type="string" calcext:value-type="string">
            <text:p>4/4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1949</text:p>
          </table:table-cell>
          <table:table-cell table:number-columns-repeated="2"/>
          <table:table-cell office:value-type="string" calcext:value-type="string">
            <text:p>4/1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1883</text:p>
          </table:table-cell>
          <table:table-cell table:number-columns-repeated="2"/>
          <table:table-cell office:value-type="string" calcext:value-type="string">
            <text:p>3/26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8707</text:p>
          </table:table-cell>
          <table:table-cell table:number-columns-repeated="2"/>
          <table:table-cell office:value-type="string" calcext:value-type="string">
            <text:p>3/21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5146</text:p>
          </table:table-cell>
          <table:table-cell table:number-columns-repeated="2"/>
          <table:table-cell office:value-type="string" calcext:value-type="string">
            <text:p>3/30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4350</text:p>
          </table:table-cell>
          <table:table-cell table:number-columns-repeated="2"/>
          <table:table-cell office:value-type="string" calcext:value-type="string">
            <text:p>4/7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1801</text:p>
          </table:table-cell>
          <table:table-cell table:number-columns-repeated="2"/>
          <table:table-cell office:value-type="string" calcext:value-type="string">
            <text:p>4/7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8714</text:p>
          </table:table-cell>
          <table:table-cell table:number-columns-repeated="2"/>
          <table:table-cell office:value-type="string" calcext:value-type="string">
            <text:p>3/23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1685</text:p>
          </table:table-cell>
          <table:table-cell table:number-columns-repeated="2"/>
          <table:table-cell office:value-type="string" calcext:value-type="string">
            <text:p>4/7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5139</text:p>
          </table:table-cell>
          <table:table-cell table:number-columns-repeated="2"/>
          <table:table-cell office:value-type="string" calcext:value-type="string">
            <text:p>4/7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8702</text:p>
          </table:table-cell>
          <table:table-cell table:number-columns-repeated="2"/>
          <table:table-cell office:value-type="string" calcext:value-type="string">
            <text:p>3/26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0123</text:p>
          </table:table-cell>
          <table:table-cell table:number-columns-repeated="2"/>
          <table:table-cell office:value-type="string" calcext:value-type="string">
            <text:p>5/14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4812</text:p>
          </table:table-cell>
          <table:table-cell table:number-columns-repeated="2"/>
          <table:table-cell office:value-type="string" calcext:value-type="string">
            <text:p>4/18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4411</text:p>
          </table:table-cell>
          <table:table-cell table:number-columns-repeated="2"/>
          <table:table-cell office:value-type="string" calcext:value-type="string">
            <text:p>4/10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taxonomy/term/176</text:p>
          </table:table-cell>
          <table:table-cell table:number-columns-repeated="2"/>
          <table:table-cell office:value-type="string" calcext:value-type="string">
            <text:p>5/19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taxonomy/term/291</text:p>
          </table:table-cell>
          <table:table-cell table:number-columns-repeated="2"/>
          <table:table-cell office:value-type="string" calcext:value-type="string">
            <text:p>5/9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5040</text:p>
          </table:table-cell>
          <table:table-cell table:number-columns-repeated="2"/>
          <table:table-cell office:value-type="string" calcext:value-type="string">
            <text:p>4/26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1013</text:p>
          </table:table-cell>
          <table:table-cell table:number-columns-repeated="2"/>
          <table:table-cell office:value-type="string" calcext:value-type="string">
            <text:p>4/9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3521</text:p>
          </table:table-cell>
          <table:table-cell table:number-columns-repeated="2"/>
          <table:table-cell office:value-type="string" calcext:value-type="string">
            <text:p>4/9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9938</text:p>
          </table:table-cell>
          <table:table-cell table:number-columns-repeated="2"/>
          <table:table-cell office:value-type="string" calcext:value-type="string">
            <text:p>4/9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4385</text:p>
          </table:table-cell>
          <table:table-cell table:number-columns-repeated="2"/>
          <table:table-cell office:value-type="string" calcext:value-type="string">
            <text:p>4/26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taxonomy/term/441</text:p>
          </table:table-cell>
          <table:table-cell table:number-columns-repeated="2"/>
          <table:table-cell office:value-type="string" calcext:value-type="string">
            <text:p>5/18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9183</text:p>
          </table:table-cell>
          <table:table-cell table:number-columns-repeated="2"/>
          <table:table-cell office:value-type="string" calcext:value-type="string">
            <text:p>5/15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taxonomy/term/351</text:p>
          </table:table-cell>
          <table:table-cell table:number-columns-repeated="2"/>
          <table:table-cell office:value-type="string" calcext:value-type="string">
            <text:p>5/14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4819</text:p>
          </table:table-cell>
          <table:table-cell table:number-columns-repeated="2"/>
          <table:table-cell office:value-type="string" calcext:value-type="string">
            <text:p>5/15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6412</text:p>
          </table:table-cell>
          <table:table-cell table:number-columns-repeated="2"/>
          <table:table-cell office:value-type="string" calcext:value-type="string">
            <text:p>4/4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1890</text:p>
          </table:table-cell>
          <table:table-cell table:number-columns-repeated="2"/>
          <table:table-cell office:value-type="string" calcext:value-type="string">
            <text:p>5/3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4837</text:p>
          </table:table-cell>
          <table:table-cell table:number-columns-repeated="2"/>
          <table:table-cell office:value-type="string" calcext:value-type="string">
            <text:p>4/9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ews-tags/juvenile-justice</text:p>
          </table:table-cell>
          <table:table-cell table:number-columns-repeated="2"/>
          <table:table-cell office:value-type="string" calcext:value-type="string">
            <text:p>3/22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4408</text:p>
          </table:table-cell>
          <table:table-cell table:number-columns-repeated="2"/>
          <table:table-cell office:value-type="string" calcext:value-type="string">
            <text:p>4/5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writing-center/calendar</text:p>
          </table:table-cell>
          <table:table-cell table:number-columns-repeated="2"/>
          <table:table-cell office:value-type="string" calcext:value-type="string">
            <text:p>3/21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75</text:p>
          </table:table-cell>
          <table:table-cell table:number-columns-repeated="2"/>
          <table:table-cell office:value-type="string" calcext:value-type="string">
            <text:p>3/21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browse/instructor?id=6271</text:p>
          </table:table-cell>
          <table:table-cell table:number-columns-repeated="2"/>
          <table:table-cell office:value-type="string" calcext:value-type="string">
            <text:p>5/17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browse/instructor?id=61488</text:p>
          </table:table-cell>
          <table:table-cell table:number-columns-repeated="2"/>
          <table:table-cell office:value-type="string" calcext:value-type="string">
            <text:p>5/4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9852</text:p>
          </table:table-cell>
          <table:table-cell table:number-columns-repeated="2"/>
          <table:table-cell office:value-type="string" calcext:value-type="string">
            <text:p>5/16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taxonomy/term/246</text:p>
          </table:table-cell>
          <table:table-cell table:number-columns-repeated="2"/>
          <table:table-cell office:value-type="string" calcext:value-type="string">
            <text:p>3/28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14972</text:p>
          </table:table-cell>
          <table:table-cell table:number-columns-repeated="2"/>
          <table:table-cell office:value-type="string" calcext:value-type="string">
            <text:p>4/6/17</text:p>
          </table:table-cell>
          <table:table-cell office:value-type="string" calcext:value-type="string">
            <text:p>Soft 40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Carter%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2/23/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career-servicesifiles/Letter%20to%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japanese_leg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endersexuality/gslonlin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-economicstudi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Christina_Burnet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addres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risingsta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Law_Journals/law_soci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kernoch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l_progs/Double_degre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ames_Come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ichael_Dor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avis_Fowler-William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legalhistory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social_justice/externship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legalhistory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deanslett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lawlibra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legalhistory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moot_cour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Law_School_Pri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3/februa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legalhistory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social_justice/externships/S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graduates/medi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legalhistory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experimentalis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give_onlin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CU_Histo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cademics/curriculu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Olivier_De%20Schutt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/Research_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ohn_Coffee%20J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inthenew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Cours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302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lawne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Law_School_Prio/Student_Need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Peter_Rosenblu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isc/calenda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Law_Journals/science_te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Law_Journals/euro_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tradi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2898/susan-b-lindenau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/gas-tax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UPRTargetingColumbiaFINAL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resources/bibliograph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l_progs/Double_degrees/Pari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CharitiesProj/charitiesnew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rticles/gen_counsel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370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Trevor_Morri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Law_School_Prio/Program_Need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502/george-a-berman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Lani_Guini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Health_and_We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next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predatorylen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next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culture/lh_workshop/Workshop200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ichele_Pap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magazin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2/michael-bog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4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ilvia_Hodges%20Silverste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publications/workingpape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Horatia_Muir%20Wat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Human%20Rights%20Law%20Review-2010-McGregor-487-503%5B1%5D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99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Gonzales%20reply%20brief%20June%205,%202010%20FINAL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ublicintere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28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louishenk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Bart_Szewczy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336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5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946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4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intl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science_te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curric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51063&amp;rtcontentdisposition=filename%3DLRAP%20Policy.%20JD%20Classes%20Graduating%20On%20or%20After%20May%202008.%20Rev%20Dec%202010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reers/milita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law_ar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Carol_Ziegl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6/spring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schedul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eremiah_Pa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AG_Libra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2514&amp;rtcontentdisposition=filename%3DStates%20Weigh%20Legal%20Action%20Against%20Lender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us/Brown%20-%20Counter-Counter%20Terrorism%20Via%20Lawsuit%20(2009)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62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ohn_Coffee%2520Jr.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orpora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park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l_progs/Double_degrees/Univ_of_Pari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resources/a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curric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hinese/Society_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culture/lh_workshop/Workshop200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grad_studies/Associateship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AG_Library</text:p>
          </table:table-cell>
          <table:table-cell/>
          <table:table-cell office:value-type="float" office:value="404" calcext:value-type="float">
            <text:p>404</text:p>
          </table:table-cell>
          <table:table-cell table:style-name="Default"/>
          <table:table-cell table:style-name="ce1"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table:style-name="Default" office:value-type="string" calcext:value-type="string">
            <text:p>Smartphone</text:p>
          </table:table-cell>
          <table:table-cell table:style-name="ce1" office:value-type="string" calcext:value-type="string">
            <text:p>5/4/17</text:p>
          </table:table-cell>
        </table:table-row>
        <table:table-row table:style-name="ro1">
          <table:table-cell office:value-type="string" calcext:value-type="string">
            <text:p>http://www.law.columbia.edu/law_school/communications/reports/winter07/leadershi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0109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4/toa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kernochan/faculty_staf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cott,+Robert+E?exclusive=filemgr.download&amp;file_id=9220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Law_Journal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5/keepinghous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Library/AG_Std_Pape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6/fall20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244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ase%20No%2012866%20Final%20Observations%20Regarding%20the%20Merits%20of%20the%20Cas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0769&amp;rtcontentdisposition=filename%3DConsumer%20-%20AG%20Lockyer%20%20Record%20Settlement%20%20Predatory%20Lend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tra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sundi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wt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class-gif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cardozo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tortrefor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med_malpracti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law_revie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Library/AG_Publication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gender-sexuali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85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prosemina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8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jd_applicants/ourfacul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1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human_rights/BHR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1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obin_Panovk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united_nation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eviden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education_tech/streaming/liv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avid_Wolf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lass_ac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Kimberle_Crensh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louishenkin/tribu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Cruel%20Brittania%20excerp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events/center_events/EPARegion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3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Craig_Levin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reference_tools/ref_tools_gui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2/chapnick-promo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ubramanian+-+Fall+04+WS?exclusive=filemgr.download&amp;file_id=948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we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62?exclusive=filemgr.download&amp;file_id=9435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Elizabeth_Bernhard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Are%20Declaratory%20Orders%20Appropriate%20Cover%20Page%20and%20Extrac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3463&amp;rtcontentdisposition=filename%3DMadigan%20-%20Subprime%20Foreclosures%20-%20Statement%20of%20the%20Cas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1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60154/panel-evaluates-life-after-dodd-fran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deathpenal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William_Partlet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graduation0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Peter_Thei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Eva_Subotni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Rules+for+the+J?exclusive=filemgr.download&amp;file_id=1629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Library/video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disasterpl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/Research_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39?exclusive=filemgr.download&amp;file_id=8820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Japan+M%26A+Brochure+Final+to+print?exclusive=filemgr.download&amp;file_id=1265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prof-responsibilit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securiti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executivecom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5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/lowenste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386&amp;rtcontentdisposition=filename%3DNewCensorship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4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cademics/registrar/Reg_For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Drones%20summary%20and%20recommendation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419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1/attorneys-general-progra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5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nne_Side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foreign_law/foreigngui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5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Emilio_Dabe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4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3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Assessing+a+Law+Firm's+Commitment+to+Pro+Bono?exclusive=filemgr.download&amp;file_id=1239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5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883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5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room_r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ctlm%20docs/HelenDuffyInterrightsICRC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emphill/research-pharma-pate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d&amp;left2.view=static.refre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0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enviro_at_cls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d&amp;main2.view=static.refre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1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6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Carla_Frederick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6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0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9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3/Apr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105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1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9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ocusareas/clinic/humanrights</text:p>
          </table:table-cell>
          <table:table-cell/>
          <table:table-cell office:value-type="float" office:value="404" calcext:value-type="float">
            <text:p>404</text:p>
          </table:table-cell>
          <table:table-cell table:style-name="Default"/>
          <table:table-cell table:style-name="ce1"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table:style-name="Default" office:value-type="string" calcext:value-type="string">
            <text:p>Smartphone</text:p>
          </table:table-cell>
          <table:table-cell table:style-name="ce1" office:value-type="string" calcext:value-type="string">
            <text:p>3/28/17</text:p>
          </table:table-cell>
        </table:table-row>
        <table:table-row table:style-name="ro1">
          <table:table-cell office:value-type="string" calcext:value-type="string">
            <text:p>http://www.law.columbia.edu/alumni/highlights/alumni_news/20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Contracts+Conf+-+April+7-8,+2006+-+Paper+-+Adler+%26+Schwartz?exclusive=filemgr.download&amp;file_id=96117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433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resources/legislation/hous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Barbara_Star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Brigitte_Haa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8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how_to_give/mat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6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9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8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Pharma_Conf/PharmaCon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d&amp;main4.view=static.refre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8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8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2271/rohan-gre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Past_Conference/CorporateGov/Progra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faceboo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0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9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/spring20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1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onlin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6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/fisher-eve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/fall0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The_Foundation_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6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itkoff,+Robert+H?exclusive=filemgr.download&amp;file_id=928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3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6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Y.%20Shukie_Grossm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Franco_Ferrari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1998thre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Mayer,+C+-+Sp+12+?exclusive=filemgr.download&amp;file_id=6185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7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photo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5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0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1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9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ean_Spa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4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6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7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7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2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7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4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7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1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2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9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5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6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5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6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3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/fall04?exclusive=filemgr.download&amp;file_id=94190&amp;rtcontentdisposition=filename%3DFlahertyCL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6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6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351&amp;rtcontentdisposition=filename%3DBuckles_Charitable%20Gifts%20Soar%20Above%20Twin%20Tower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Arlen+-+Fall+04+WS?exclusive=filemgr.download&amp;file_id=9516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1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1330&amp;rtcontentdisposition=filename%3DIacobucci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/fall04?exclusive=filemgr.download&amp;file_id=95190&amp;rtcontentdisposition=filename%3DSpirit%20of%20Dem%20Columbia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/ra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foreign_polic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3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34&amp;rtcontentdisposition=filename%3DKingGoldbergPritchard+-+Comparative+Prop+Review+Paper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JD-Master?exclusive=filemgr.download&amp;file_id=94258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bookdownloa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3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d&amp;right1.view=static.refre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3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9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brokensystem2/index2.htm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9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0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0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3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Borzu_Sabahi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d&amp;main3.view=static.refre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michai_Cohe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4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4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Klerman?exclusive=filemgr.download&amp;file_id=974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1519&amp;rtcontentdisposition=filename%3DCuomo%20Release,%2013%20Feb%202008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olton+-+Fall+03?exclusive=filemgr.download&amp;file_id=8717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3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14?exclusive=filemgr.download&amp;file_id=6910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65?exclusive=filemgr.download&amp;file_id=967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2/emily-sharko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user_guide/selftra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user_guide/edit_profil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korean-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01393&amp;rtcontentdisposition=filename%3DPharma%20Report%20Final%202.5.08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sentenc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cardozo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ews_events/2005/may_05/graduation_05/photo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education_tech/streaming/patrio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economics/conferences/revisiting-20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economics/conferences/marke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07?exclusive=filemgr.download&amp;file_id=699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6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climatechange/ep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541611/c-scott-hemphill-leads-discussion-on-anticompetitive-settlement-of-litig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user_guide/create_conte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le/Summer_Institu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8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0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51?exclusive=filemgr.download&amp;file_id=9223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8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8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hozo_Ot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7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22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onia_Sotomayo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77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CharitiesProj/webinars/documen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7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Jollls+-+Fall+04+WS?exclusive=filemgr.download&amp;file_id=9414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intl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9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7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orking+Paper+No?exclusive=filemgr.download&amp;file_id=6419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WP256?exclusive=filemgr.download&amp;file_id=9518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user_guide/edit_pag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intl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4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legac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3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aird+%26+Rasmussen+-+Spring+05?exclusive=filemgr.download&amp;file_id=9614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Nyaguthii_Cheg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business/alumni_profiles/threerout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local-gov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graduates/publishing?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H.%20Jefferson_Powe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Antoine_Vauchez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mages/flash/cls-player.sw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ews_events/2004/brownvboard/apr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86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anilo_T%C3%BCr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enaka_Guruswam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studen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ivil_procedur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journals_pubs/grad_books/summerread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3339&amp;rtcontentdisposition=filename%3DAGP%20Report%202009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header.view=static.refresh&amp;layout=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onstitutional_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Katja_Langenbuch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hide02?exclusive=filemgr.download&amp;file_id=559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Elizabeth_Maring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Fox-Fall02?exclusive=filemgr.download&amp;file_id=559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Been+-+Fall+09+WS?exclusive=filemgr.download&amp;file_id=15373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Richard_Brou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-sustainable-investme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R+revised+2011?exclusive=filemgr.download&amp;file_id=5929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Ferrell+A+-+Fall+11+WS?exclusive=filemgr.download&amp;file_id=6138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ennis_Patter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masten02?exclusive=filemgr.download&amp;file_id=559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adler02?exclusive=filemgr.download&amp;file_id=559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hleifer02?exclusive=filemgr.download&amp;file_id=5594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curric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43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43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interactive/1888/Interactive%20Map:%20Death%20Penalty%20Stances%20Around%20the%20Worl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1/541598/farha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54165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203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09/25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308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rograms/social-justice/sji-at-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2305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JGH%2080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ocial-justice/students/classes-clinics-externships/externships/spring-2014/recruitment@ag.ny.gov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4441&amp;rtcontentdisposition=filename%3D2010-2-2%20Testimony%20of%20Montana%20Attorney%20General%20Steve%20Bullock%20EXEC%20SUMMARY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anilo_T%9Fr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information-technology/files/How%2Bto%2BConfigure%2Ba%2BVPN%2BConnection%2Bfrom%2Ba%2BClient%2BComputer-PC-version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instructors/259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policy/CharitiesProj/resources/webina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ntracts/clauses/example/4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Elizabet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policy/CharitiesProj/resources/webinars/endoflife/doc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user/25913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uropean-law-association/European%20Free%20Trade%20Associ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policy/CharitiesProj.http://www.law.colu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kernochan/General-Provisions_Official%20Journal-of-the-European-Communitie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Walk-In%20Notebook%20Help%20Session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ocial-justice/students/classes-clinics-externships/externships/fall-2014/recruitment@ag.ny.gov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tudents/graduate-legal-studies/llm-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tudents/graduate-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rlem%20Taver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42122&amp;rtcontentdisposition=filename%3DWatson%20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2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7259&amp;rtcontentdisposition=filename%3DA%20Constitutional%20Right%20of%20Religious%20Exemption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about.ht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cademics/rules/jd-rules/course-of-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reers/law_teaching/law_rev_publi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/research-agenda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/Research_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pier,+K+-+Fall+08+WS?exclusive=filemgr.download&amp;file_id=1666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ogue-Sp03?exclusive=filemgr.download&amp;file_id=5511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Priest,+Claire+-+Fall+2006+WS?exclusive=filemgr.download&amp;file_id=9742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Scott-Sp03?exclusive=filemgr.download&amp;file_id=5511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Posner+Paper+Fall+2010?exclusive=filemgr.download&amp;file_id=541475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43/anticompetitive-settlement-of-litigation-tal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1662&amp;rtcontentdisposition=filename%3DMarotta-Wurgler%20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JLerner01?exclusive=filemgr.download&amp;file_id=5581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1377&amp;rtcontentdisposition=filename%3DDavi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social_scienc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132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curric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History_of_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36&amp;rtcontentdisposition=filename%3DTexas%20-%20Reynoso%20Wong%20April%202000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alumni_foru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grad_studies/courses/humaniti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_js/lib/fckeditor/faculty/adjunct_faculty?&amp;main.ctrl=contactmgr.detail&amp;main.view=profiles.inline_detail&amp;global.id=942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ews_events/2004/brownvboard/apr1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/fall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5/class-of-199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42391&amp;rtcontentdisposition=filename%3DMore%20is%20Les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alumnibook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01060&amp;rtcontentdisposition=filename%3DState%20AGs%20Critical%20of%20Some%20Colleague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42081&amp;rtcontentdisposition=filename%3DDavis%20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contracting10?exclusive=filemgr.download&amp;file_id=5570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541617/alumni-gather-for-kickoff-cocktail-party-at-the-waldor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3902&amp;rtcontentdisposition=filename%3DGreek%20Archdiocese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Listokin,+Y+-+Fall+08+WS?exclusive=filemgr.download&amp;file_id=1665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Khanna-BS?exclusive=filemgr.download&amp;file_id=556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Fraidin+-+Spring+04+BS?exclusive=filemgr.download&amp;file_id=92238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1379&amp;rtcontentdisposition=filename%3DMarotta-Wurgl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accidentlaw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4572&amp;rtcontentdisposition=filename%3DCTS%20Outline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collections/rece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main1.view=static.refresh&amp;layout=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42195&amp;rtcontentdisposition=filename%3DGervais%20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41965&amp;rtcontentdisposition=filename%3DDrahozal%20pap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RSampson01?exclusive=filemgr.download&amp;file_id=558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2/linked-in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3919&amp;rtcontentdisposition=filename%3DIRS%20Tax%20Code%2026_USC_7611-3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khanna?exclusive=filemgr.download&amp;file_id=5582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intermational-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Miles,+Thomas+-+Fall+07+WS?exclusive=filemgr.download&amp;file_id=12566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ews_events/2004/brownvboard/mar2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91/10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61188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profpopup&amp;main.ctrl=contactmgr.detail&amp;main.view=profiles.detail&amp;global.id=557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jd_applicants/admissions/hous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289&amp;rtcontentdisposition=filename%3DState%20Center%20Overview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76/dessert-and-dancing-gallery-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11/35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47/mass-litigation-pane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1356&amp;rtcontentdisposition=filename%3DTrianti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5031&amp;rtcontentdisposition=filename%3DBEARDS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3904&amp;rtcontentdisposition=filename%3DLarson%20v.%20Valente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07/15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270/kirkland-&amp;-ellis-sponsors-legal-writing-progra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61965/neuroscience-and-criminal-behavio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91/reunion-kick-off-gallery-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1337&amp;rtcontentdisposition=filename%3DGillett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15/55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61966/old-friends,-new-arrival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accidentlaw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ctivecontent/platinum/show.asp?searchtype=C&amp;iyear=2001&amp;teamID=1&amp;id=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Avi-Yonah+-+Fall+03+BS?exclusive=filemgr.download&amp;file_id=88203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42328&amp;rtcontentdisposition=filename%3DNatur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accidentlaw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54684/kaitlin-cordes-0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trial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national-security-terroris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541722&amp;rtcontentdisposition=filename%3DColumbia%20Global%20Media%20Conference%20110410%20coverage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accidentlaw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3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eft3.view=static.refresh&amp;layout=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relig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2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arbitr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3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Seyla_Benhabi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/jr_faculty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education_tech/Video_con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3208&amp;rtcontentdisposition=filename%3DMarketWatch%20Doughnut%20Holes%20And%20Price%20Controls%20--%20Anderson.ht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5/confident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511&amp;rtcontentdisposition=filename%3DCLS%20Magazine,%20China's%20Network%20Justice%20B&amp;W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29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emphill/video-fashion-pirat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2/marriage-for-same-sex-couple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/visiting-fellow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energ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3188&amp;rtcontentdisposition=filename%3DCLS%20Magazine--Lost%20in%20Translation--Chinese%20Courts%20and%20Populism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collections/recent/2005?exclusive=filemgr.download&amp;file_id=96677&amp;rtcontentdisposition=filename%3DEBinov05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0/anne-ge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avid_Raski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uman-rights-institute/events/henkincommemor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356&amp;rtcontentdisposition=filename%3DOciepka_Protecting%20the%20Public%20Benefi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employme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main5.view=static.refresh&amp;layout=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interactive/611403/watch-a-video-of-professor-michael-j-graetz-discussing-energy-policy-at-the-national-press-clu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5000&amp;rtcontentdisposition=filename%3DHoly%20Way%20Deliverance%20(Wallace)%20Cy%20Pres%20Petition%5B1%5D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B002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56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5/911_part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Knut%20Benjamin_Pissl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interactive/62246/web-exclusive-graduates-and-government-servi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cardozo1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bout_u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9/litigation-pane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</text:p>
          </table:table-cell>
          <table:table-cell/>
          <table:table-cell office:value-type="float" office:value="404" calcext:value-type="float">
            <text:p>404</text:p>
          </table:table-cell>
          <table:table-cell table:style-name="Default"/>
          <table:table-cell table:style-name="ce1"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table:style-name="Default" office:value-type="string" calcext:value-type="string">
            <text:p>Smartphone</text:p>
          </table:table-cell>
          <table:table-cell table:style-name="ce1" office:value-type="string" calcext:value-type="string">
            <text:p>4/13/17</text:p>
          </table:table-cell>
        </table:table-row>
        <table:table-row table:style-name="ro1">
          <table:table-cell office:value-type="string" calcext:value-type="string">
            <text:p>http://www.law.columbia.edu/alumni/news/2010/03/spring-brea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iraqi-oil-arbitr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0/tom-rothma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4/deanwor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d&amp;maintop.view=static.refre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2/haiti-student-fundrais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318&amp;rtcontentdisposition=filename%3DAG_Policy_Paper_Immigrant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427/copyright-cases-and-material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9/richard-birn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curr_guid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11960&amp;rtcontentdisposition=filename%3D54233_JLS%20Holiday%20Card%20Insert-2011Japanese%20Immigrationg%20pamphlet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projects/women_in_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housing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212&amp;rtcontentdisposition=filename%3DKaplow.Present.BOPlaw6.711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rosp_students/jd_prog/tui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abel/papers/intro10_fin5.htm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hinese_law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collections/toshib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risingstars2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6/order-in-the-cour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4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3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ack_Weis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3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1212&amp;rtcontentdisposition=filename%3DHarshbarger,%20Making%20the%20Case%20for%20Internal%20Oversight%2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educ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ttorneys-general/null?&amp;exclusive=filemgr.download&amp;file_id=16520&amp;rtcontentdisposition=filename%3DBird,%20S%20-%20Role%20of%20AG%20in%20Community%20Benefits%20Reform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99/5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78/all-class-cocktail-reception-gallery-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d&amp;right.view=static.refre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/jr_faculty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5015&amp;rtcontentdisposition=filename%3DMcCormack%20v.%20Roman%20Catholic%20Bishop%20of%20Manchest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3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interactive/54180/photo-gallery-reunion-2010-5th-cock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11926/michael-p-madow-8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50/dessert-and-dancing-gallery-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541610/video-exclusive-a-conversation-with-the-hon-eric-h-holder,-jr-7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F004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accidentlaw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6090/dean-david-m-schizer-updates-alumni-on-the-state-of-the-law-schoo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13/45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experimentalism/TimeTestimonial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51212&amp;rtcontentdisposition=filename%3DHarshbarger,%20Making%20the%20Case%20for%20Internal%20Oversight%20(final)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Event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10/30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_flash/jwplayer-5-9/player.sw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Yasuo_Haseb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6/fiscal-gif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612683&amp;rtcontentdisposition=filename%3DSecretary%20Sebelius%20Response%20Letter%20to%20Governor%20LePage%20re%20Medicaid%20043013...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wto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4/interview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limate_chang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trial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61964/panelists-discuss-taxes-and-the-econom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2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/about-the-center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/accidentlaw?&amp;main.table_id=2&amp;main.page_id=8161&amp;layout=rt&amp;main.id=%7B0%7D&amp;main.region=main&amp;main.ctr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intl1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rvey-goldschmid/612917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facebook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14/50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3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globalReunion/Venue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1570&amp;rtcontentdisposition=filename%3DSpitzer%202004%20-%20Overcoming%20Obesity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29/photo-gallery-dessert-and-dancing-(1)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1755/john-saroff-0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1761/donald-w-hoagland-4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business?&amp;call=publishmgr.delete&amp;top.layout=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Sept_11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2/chapnick-promotion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Wolfgang_Sch%C3%B6e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leadership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globalReunion/Venue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administrative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form&amp;main.pageid=16118&amp;main.id=%7B0%7D&amp;main.region=main&amp;main.ctrl=contentmgr.form&amp;main.view=apc.form&amp;main.rtresume=%2Fmedia_inquiries%2Fnews_events%2F2008%2FJune2008%2FPersily_brie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231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/in-the-new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3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3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152386/national-security-challenges-talk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rvey-goldschmid/interactive/612918/photo-gallery-harvey-goldschmid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graduates/publishing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p/courses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wto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pmavroidis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amp_financ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interactive/54198/photo-gallery-reunion-2010-all-class-cocktail-recep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sentencing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7/class-of-200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25/photo-gallery-law-school-tou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09/photo-gallery-30th-din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2/class-of-198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/Research_4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54226/panel-explains-new-issues-in-gender-and-sexuality-law?layout=magazine.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ke_gift/Law_School_Prio/AF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Sept_11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lobal-governance/visitors/pastvisitor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lobal-governance/visitors/Currentscholar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/rac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alumni_forum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6/class-of-200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301/dessert-and-dancing-gallery-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78/class-of-196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trial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3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risingstar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/Research_4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92/luncheon-gallery-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whit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2/hom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302/dessert-and-dancing-gallery-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96/waldorf-tour-galle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16/photo-gallery-50th-cock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10/photo-gallery-35th-din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54224/professor-gluck-leads-panel-discussing-health-care-reform-bil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5/911_part1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Faculty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1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lobal-governance/unitarfellowshi/currentunitar1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cardozo1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152388/an-afternoon-with-justice-ruth-bader-ginsburg-5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3/class-of-198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deal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349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environ_at_cl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main5.view=articlesc.detail&amp;main5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ttorneys-general/null?&amp;layout=form&amp;main.pageid=9777&amp;main.id=13723&amp;main.region=main&amp;main.ctrl=contentmgr.form&amp;main.view=apc.form&amp;main.rtresume=%2Fcenter_program%2Fag%2FLibrary%2FAG_Publication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student_service/Law_Journals/transitiona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wto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gazine/622318/should-law-school-at-columbia-be-three-years?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tudents/student-services/student-life/organizations/law-revu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public-integrity/files/COMMERCIALLY%20USEFUL%20FUNCTION%20CHECKLIST.docx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The%20Road%20to%20Rights%20Final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emphill/video-drug-patents-competition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7262&amp;rtcontentdisposition=filename%3Dilliberal%20Liberalism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60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jsd/app-inst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152389/leaders-in-public-servic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24/photo-gallery-family-picnic-(2)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/jr_faculty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wto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4/toast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interactive/152413/photo-gallery-45th-din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1/class-of-197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p/course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risingstars2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61967/dean-schizer-on-the-state-of-the-law-schoo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2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interactive/54191/photo-gallery-reunion-2010-environment-pane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3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4/class-of-199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69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intel_prop/graduates/publishing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denise-cot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55403/distinguished-alumni-gather-at-stone-agers-lunche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sentencing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main1.ctrl=publishmgr.list&amp;main1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cardozo1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next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sentencing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99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219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98/tax-panel-gallery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6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next1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75/dessert-and-dancing-gallery-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21&amp;main.schoolYear=2009-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2/chapnick-promotion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environ_at_cl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52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global-governance/unitarfellowshi/unitarfellows_1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1/fall2010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48/dodd-frank-pane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intl3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/jr_faculty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1998thre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rvey-goldschmid/62331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12/40th-reun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interactive/60145/stone-circle-cocktail-recep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60154/panel-evaluates-life-after-dodd-frank?layout=magazine.prin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facebook?&amp;top.layout=alumni.reunion&amp;left3.ctrl=publishmgr.list&amp;left3.view=apc.simple&amp;left3.c1_id=0&amp;left3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6/spring06/palmbeach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3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0/hom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main3.ctrl=publishmgr.list&amp;main3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7/spring2007/winterlunch07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4/toast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next2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/whitehouse-alumni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139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A/80GA/Legislation/HF/00600/HF00619/Current.htm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attorneys-general/Local%20Settings/Temporary%20Internet%20Files/Content.Outlook/SSZ9VDZQ/www.ftc.gov/os/closings/staff/090413tristateaoletter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5/hired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interactive/54190/photo-gallery-reunion-2010-gender-and-sexuality-pane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trial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interactive/54183/photo-gallery-reunion-2010-25th-din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2/6167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54225/professor-goldschmid-and-expert-alumni-analyze-financial-reform-legisl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sentencing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ichelle_Anders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F007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93/luncheon-gallery-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5/keepinghous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ent_student/Law_Journals/int_arbitr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ertog-national-security/roger-hertog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ibrary/Research_Guides/foreign_law/forlawresources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3/PILF-auction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05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_flash/ammap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IP_Alumni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385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246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6105&amp;main.schoolYear=2011-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1/net-neutrality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2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main4.view=articlesc.list&amp;main4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1998three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alumni_forum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31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0/anne-gell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.%20Michael_Prairi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541611/c-scott-hemphill-leads-discussion-on-anticompetitive-settlement-of-litigation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758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262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66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5.view=articlesc.list&amp;main5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Sept_11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main5.view=articlesc.list&amp;main5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facebook?&amp;left3.view=apc.detail&amp;left3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main3.ctrl=publishmgr.list&amp;main3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reers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arvin-chirelstein/interactiv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06/lawschoolcost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3.ctrl=publishmgr.list&amp;main3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deal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amp_financ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rticles/oralhistory/bio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2/chapnick-promotion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header.ctrl=contentmgr.detail&amp;header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denise-cote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right1.ctrl=contentmgr.detail&amp;right1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facultybook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interactive/54188/photo-gallery-reunion-2010-50th-dinn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/visiting-fellow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60154/panel-evaluates-life-after-dodd-frank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David_Enoc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3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main4.view=articlesc.list&amp;main4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right1.ctrl=publishmgr.list&amp;right1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Sept_11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risingstar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5/profile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facebook?&amp;left3.view=apc.list&amp;left3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facebook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5/fall2005/weil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5/confidental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reunion/facebook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/visiting-fellows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1.ctrl=publishmgr.list&amp;main1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2/61695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globalReunion/Venues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louishenkin/tribut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intl1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attorneys-general/unchallenged.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b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F002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download?&amp;exclusive=filemgr.download&amp;file_id=16256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1/541591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header.ctrl=publishmgr.list&amp;header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rvey-goldschmid/hom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5/confidental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main5.view=articlesc.list&amp;main5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3/intl3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right1.ctrl=publishmgr.list&amp;right1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ag/speakers/Bio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ntersectionality/research-agenda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2002/Sept_11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b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1954-reunion-guests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interactive/54196/photo-gallery-reunion-2010-50th-lunche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main4.view=articlesc.detail&amp;main4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Franz_Mayer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user_guide/gettingstarted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denise-cote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attorneys-general/attainment.1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1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main4.view=articlesc.list&amp;main4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Modupe_Odel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5/profiles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main1.ctrl=contentmgr.detail&amp;main1.view=articles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2/Interactiv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2/chapnick-promotion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212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header.ctrl=contentmgr.detail&amp;header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24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next2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4/interview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1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risingstar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/brief4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/race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2.view=articlesc.list&amp;main2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amburger?exclusive=filemgr.download&amp;file_id=97264&amp;rtcontentdisposition=filename%3DSeparation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main2.view=articlesc.list&amp;main2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main2.view=articlesc.detail&amp;main2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1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right1.ctrl=contentmgr.detail&amp;right1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1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2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main3.ctrl=contentmgr.detail&amp;main3.view=articles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2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B005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4.view=articlesc.detail&amp;main4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1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3.ctrl=contentmgr.detail&amp;main3.view=articles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experimentalism?exclusive=filemgr.download&amp;file_id=96634&amp;rtcontentdisposition=filename%3DKingGoldbergPritchard%20-%20Comparative%20Prop%20Review%20Paper.doc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main3.ctrl=contentmgr.detail&amp;main3.view=articles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main3.ctrl=publishmgr.list&amp;main3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trial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19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4.view=articlesc.list&amp;main4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main3.ctrl=contentmgr.detail&amp;main3.view=articles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2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FN_F005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2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F1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16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Document0zzHN_B2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main4.view=articlesc.list&amp;main4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hoebes-form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2/61506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5.view=articlesc.detail&amp;main5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right1.ctrl=contentmgr.detail&amp;right1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fs-moot-court-2010/home?&amp;main2.view=articlesc.detail&amp;main2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right0.ctrl=contentmgr.detail&amp;right0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main1.ctrl=publishmgr.list&amp;main1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main3.ctrl=publishmgr.list&amp;main3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main2.view=articlesc.detail&amp;main2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7/spring2007/winterlunch07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ourses/course?main.courseNumber=L8409&amp;main.schoolYear=2010-1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1/541598/farhang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1/home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09/home?&amp;main4.view=articlesc.detail&amp;main4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main5.view=articlesc.detail&amp;main5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main2.view=articlesc.detail&amp;main2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2/621008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1/home?&amp;header.ctrl=contentmgr.detail&amp;header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0/anne-gell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3/PILF-auction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fac/Jessica_Jimenez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administrative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54226/panel-explains-new-issues-in-gender-and-sexuality-law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emphill/research-pharma-patent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1/home?&amp;main2.view=articlesc.detail&amp;main2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3/class-of-1987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/Testimony+for+Public+Hearing+Before+NYS+Commission+on+Sentencing+Reform+word?exclusive=filemgr.download&amp;file_id=101229&amp;showthumb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1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1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sentencing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1/2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exclusive=filemgr.download&amp;file_id=1654&amp;rtcontentdisposition=filename%3DTIMES%20AND%20LOCATIONS.pd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06/IP_Alumni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alendar/event/614270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1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oxford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top.layout=magazine.home_generic&amp;main1.ctrl=publishmgr.list&amp;main1.view=articlesc.abstract_grid&amp;main1.c1_id=0&amp;main1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2/six6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/whitehouse-alumni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deals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wto?&amp;main.table_id=2&amp;main.page_id=94161&amp;layout=rt&amp;main.id=%7B0%7D&amp;main.region=main&amp;main.ctr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2/linked-in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main2.view=articlesc.list&amp;main2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trial?&amp;main.table_id=2&amp;main.page_id=94156&amp;layout=rt&amp;main.id=%7B0%7D&amp;main.region=main&amp;main.ctr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pring2003/1998thre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2/linked-in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main4.view=articlesc.list&amp;main4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d&amp;right0.view=static.refresh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hemphill/research-intellectual-property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3/PILF-auction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amp_finance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hild_advocacy?&amp;layout=print&amp;main.showmenu=0&amp;main.showjumplinks=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leadership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2?&amp;main.table_id=2&amp;main.page_id=734&amp;layout=rt&amp;main.id=%7B0%7D&amp;main.region=main&amp;main.ctr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right1.ctrl=publishmgr.list&amp;right1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header.ctrl=publishmgr.list&amp;header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main2.view=articlesc.detail&amp;main2.ctrl=contentmgr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denise-cot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10/home?&amp;main4.view=articlesc.list&amp;main4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0/class-of-197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2/Spring2002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career-services/irrelevant.13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main1.ctrl=publishmgr.list&amp;main1.view=articles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bs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ivilrights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summer2005/911_part1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5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top.layout=magazine.home_generic&amp;main5.ctrl=publishmgr.list&amp;main5.view=articlesc.abstract_grid&amp;main5.c1_id=0&amp;main5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0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10/03/oxford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6/facforum1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highlights/alumni_news/2003/April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main1.ctrl=contentmgr.detail&amp;main1.view=articles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10/anne-gell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interactive/621284/class-of-1992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career-services/1396c.27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1/home?&amp;main2.view=articlesc.list&amp;main2.ctrl=publishmgr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winter07/louishenkin/tribute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Camp_finance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Faculty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5/keepinghous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aw_school/communications/reports/fall2005/keepinghouse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egal_theory/papers1/fall2009?&amp;main.ctrl=publishmgr.list&amp;main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5/whitehouse-alumni?&amp;main.ctrl=contentmgr.detail&amp;main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header.ctrl=publishmgr.list&amp;header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crime/Research/Research_4?&amp;top.layout=main&amp;main.ctrl=publishmgr.list&amp;main.view=apc.list&amp;main.c1_id=0&amp;main.targetframe=_self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1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alumni/news/2009/09/richard-birn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urriculum/innovative/deals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_program/law_history/about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2/home?&amp;header.ctrl=contentmgr.detail&amp;header.view=apc.detail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reunion-2010/home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6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llm_intro/grad_studies/courses/clinics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2/28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8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enters/ip/courses?&amp;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4/29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29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edia_inquiries/news_faculty/policing?&amp;call=publishmgr.delete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17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17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graduation-2009/home?&amp;header.ctrl=publishmgr.list&amp;header.view=apc.list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3/22/17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2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1014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ode/9733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2/25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2/25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5394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12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996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12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9441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10058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12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10094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12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10133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12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100571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4/13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3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pt-br/node/103106/field_event_date/default/addtocal-yahoo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5/20/17</text:p>
          </table:table-cell>
          <table:table-cell office:value-type="string" calcext:value-type="string">
            <text:p>Not follow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0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C/Users/mroe/Documents/Active/Articles/Taxing%20Banks%20Properly/.ssrn.com/abstract=2685442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Access deni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document-library/clsbsbdl_document/files/cgsh_alert_-_italy_introduces_a_financial_transaction_tax_as_of_2013.pdf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4/16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null?&amp;layout=form&amp;main.pageid=55488&amp;main.id={0}&amp;main.region=main&amp;main.ctrl=contentmgr.form&amp;main.view=apc.form&amp;main.rtresume=%2Fmedia_inquiries%2Fnews_events%2F2011%2Fmarch2011%2Farbitrationday%3F%26call%3Dcontentmgr.delete%26top.layout%3Dprint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4/14/17</text:p>
          </table:table-cell>
          <table:table-cell office:value-type="string" calcext:value-type="string">
            <text:p>Server error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1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earch/site/fellowship?page=10</text:p>
          </table:table-cell>
          <table:table-cell table:number-columns-repeated="2"/>
          <table:table-cell office:value-type="string" calcext:value-type="string">
            <text:p>5/2/17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misc/directory</text:p>
          </table:table-cell>
          <table:table-cell table:number-columns-repeated="2"/>
          <table:table-cell office:value-type="string" calcext:value-type="string">
            <text:p>3/6/17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3/6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keep-your-copyrights/contracts/clauses/example/2</text:p>
          </table:table-cell>
          <table:table-cell table:number-columns-repeated="2"/>
          <table:table-cell office:value-type="string" calcext:value-type="string">
            <text:p>5/2/17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2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ipimages/Human_Rights_Institute/The%20Civilian%20Impact%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5/4/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5/4/17</text:p>
          </table:table-cell>
          <table:table-cell/>
        </table:table-row>
        <table:table-row table:style-name="ro1">
          <table:table-cell office:value-type="string" calcext:value-type="string">
            <text:p>http://www.law.columbia.edu/sites/default/files/microsites/attorneys-general/Health%20Insurance%2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4/6/17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4/6/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3:48:08.632439841</dc:date>
    <meta:editing-duration>PT1H48M15S</meta:editing-duration>
    <meta:editing-cycles>2</meta:editing-cycles>
    <meta:document-statistic meta:table-count="1" meta:cell-count="12880" meta:object-count="0"/>
    <meta:generator>LibreOffice/5.1.6.2$Linux_X86_64 LibreOffice_project/10m0$Build-2</meta:generator>
  </office:meta>
</office:document-meta>
</file>